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.getFloa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setChar( java . lang . Object var0 , cha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setInt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Doubl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setDouble( java . lang . Object var0 , doub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setBoolean( java . lang . Object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Shor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setFloat( java . lang . Objec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Char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setByte( java . lang . Object var0 , byt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Long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Boolean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In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set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Byt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setLong( java . lang . Object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setShort( java . lang . Object var0 , shor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